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Fira Sans" svg:font-family="'Fira Sans', sans-serif"/>
    <style:font-face style:name="Open Sans" svg:font-family="'Open Sans'"/>
    <style:font-face style:name="OpenSymbol" svg:font-family="OpenSymbol"/>
    <style:font-face style:name="base" svg:font-family="base, Arial, Helvetica, sans-serif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199cm" style:line-height-at-least="0.46cm" fo:text-align="justify" style:justify-single-word="false" fo:text-indent="0cm" style:auto-text-indent="false"/>
      <style:text-properties fo:font-variant="normal" fo:text-transform="none" fo:color="#3e4148" style:font-name="Fira Sans" fo:font-size="9.05000019073486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199cm" style:line-height-at-least="0.46cm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199cm" style:line-height-at-least="0.46cm" fo:text-align="justify" style:justify-single-word="false" fo:text-indent="0cm" style:auto-text-indent="false"/>
      <style:text-properties fo:color="#000000" style:font-name="Times New Roman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margin-top="0.4cm" fo:margin-bottom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text-properties fo:color="#000000" style:font-name="Times New Roman" fo:font-size="12pt" style:font-size-asian="12pt" style:font-size-complex="12pt"/>
    </style:style>
    <style:style style:name="P6" style:family="paragraph" style:parent-style-name="Standard">
      <style:text-properties fo:color="#000000" style:font-name="Times New Roman" fo:font-size="12pt" fo:letter-spacing="normal" fo:font-style="normal" fo:font-weight="bold" fo:background-color="#ffff00" style:font-size-asian="12pt" style:font-style-asian="normal" style:font-size-complex="12pt" style:font-style-complex="normal"/>
    </style:style>
    <style:style style:name="P7" style:family="paragraph" style:parent-style-name="Standard">
      <style:text-properties fo:color="#000000" style:font-name="Times New Roman" fo:font-size="12pt" fo:background-color="#ffff00" style:font-size-asian="12pt" style:font-size-complex="12pt"/>
    </style:style>
    <style:style style:name="P8" style:family="paragraph" style:parent-style-name="Standard">
      <style:text-properties fo:font-variant="normal" fo:text-transform="none" fo:color="#3e4148" style:font-name="Fira Sans" fo:font-size="9.05000019073486pt" fo:letter-spacing="normal" fo:font-style="normal" fo:font-weight="normal" style:font-size-asian="12pt" style:font-size-complex="12pt"/>
    </style:style>
    <style:style style:name="P9" style:family="paragraph" style:parent-style-name="Text_20_body">
      <style:text-properties fo:font-variant="normal" fo:text-transform="none" fo:color="#3e4148" style:font-name="Fira Sans" fo:font-size="9.05000019073486pt" fo:letter-spacing="normal" fo:font-style="normal" fo:font-weight="normal" style:font-size-asian="12pt" style:font-size-complex="12pt"/>
    </style:style>
    <style:style style:name="P10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fo:background-color="#99cc66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text-properties fo:color="#000000" style:font-name="Times New Roman" fo:font-size="12pt" fo:letter-spacing="normal" fo:font-style="normal" fo:font-weight="bold" fo:background-color="#ffff00" style:font-size-asian="12pt" style:font-style-asian="normal" style:font-size-complex="12pt" style:font-style-complex="normal"/>
    </style:style>
    <style:style style:name="P14" style:family="paragraph" style:parent-style-name="Text_20_body">
      <style:text-properties fo:color="#000000" style:font-name="Times New Roman" fo:font-size="12pt" fo:background-color="#99cc66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color="#000000" style:font-name="Times New Roman" fo:font-size="12pt" fo:font-style="italic" style:font-style-asian="italic" style:font-weight-asian="normal" style:font-style-complex="italic" style:font-weight-complex="normal"/>
    </style:style>
    <style:style style:name="P16" style:family="paragraph" style:parent-style-name="Heading_20_3">
      <style:text-properties fo:color="#000000" style:font-name="Times New Roman" fo:font-size="12pt" fo:letter-spacing="normal" fo:font-style="normal" fo:font-weight="bold" fo:background-color="#ffff00" style:font-size-asian="12pt" style:font-style-asian="normal" style:font-size-complex="12pt" style:font-style-complex="normal"/>
    </style:style>
    <style:style style:name="P17" style:family="paragraph" style:parent-style-name="Heading_20_3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8" style:family="paragraph" style:parent-style-name="Heading_20_3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" style:family="paragraph" style:parent-style-name="Heading_20_3" style:list-style-name="L4">
      <style:paragraph-properties fo:margin-top="0cm" fo:margin-bottom="0.199cm" style:line-height-at-least="0.46cm" fo:text-align="justify" style:justify-single-word="false"/>
    </style:style>
    <style:style style:name="P20" style:family="paragraph" style:parent-style-name="Heading_20_7">
      <style:paragraph-properties fo:margin-left="0cm" fo:margin-right="0cm" fo:margin-top="0cm" fo:margin-bottom="0.199cm" style:line-height-at-least="0.46cm" fo:text-align="justify" style:justify-single-word="false" fo:text-indent="0cm" style:auto-text-indent="false"/>
    </style:style>
    <style:style style:name="P21" style:family="paragraph" style:parent-style-name="Heading_20_7">
      <style:paragraph-properties fo:margin-left="0cm" fo:margin-right="0cm" fo:margin-top="0cm" fo:margin-bottom="0.199cm" style:line-height-at-least="0.46cm" fo:text-align="justify" style:justify-single-word="false" fo:text-indent="0cm" style:auto-text-indent="false"/>
      <style:text-properties fo:font-variant="normal" fo:text-transform="none" fo:color="#3e4148" style:font-name="Fira Sans" fo:font-size="9.05000019073486pt" fo:letter-spacing="normal" fo:font-style="normal" fo:font-weight="normal" style:font-size-asian="12pt" style:font-size-complex="12pt"/>
    </style:style>
    <style:style style:name="P22" style:family="paragraph" style:parent-style-name="Heading_20_9">
      <style:paragraph-properties fo:margin-left="0cm" fo:margin-right="0cm" fo:margin-top="0cm" fo:margin-bottom="0.199cm" style:line-height-at-least="0.46cm" fo:text-align="justify" style:justify-single-word="false" fo:text-indent="0cm" style:auto-text-indent="false"/>
    </style:style>
    <style:style style:name="P23" style:family="paragraph" style:parent-style-name="Heading_20_9">
      <style:paragraph-properties fo:margin-left="0cm" fo:margin-right="0cm" fo:margin-top="0cm" fo:margin-bottom="0.199cm" style:line-height-at-least="0.46cm" fo:text-align="justify" style:justify-single-word="false" fo:text-indent="0cm" style:auto-text-indent="false"/>
      <style:text-properties fo:color="#000000" style:font-name="Times New Roman" fo:font-size="12pt" fo:letter-spacing="normal" fo:font-style="normal" fo:font-weight="bold" fo:background-color="#ffff00" style:font-size-asian="12pt" style:font-style-asian="normal" style:font-size-complex="12pt" style:font-style-complex="normal"/>
    </style:style>
    <style:style style:name="P24" style:family="paragraph" style:parent-style-name="Heading_20_10">
      <style:paragraph-properties fo:margin-left="0cm" fo:margin-right="0cm" fo:margin-top="0cm" fo:margin-bottom="0.199cm" style:line-height-at-least="0.46cm" fo:text-align="justify" style:justify-single-word="false" fo:text-indent="0cm" style:auto-text-indent="false"/>
    </style:style>
    <style:style style:name="P25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.199cm" style:line-height-at-least="0.46cm" fo:text-align="justify" style:justify-single-word="false"/>
    </style:style>
    <style:style style:name="P27" style:family="paragraph" style:parent-style-name="Text_20_body" style:list-style-name="L1">
      <style:paragraph-properties fo:margin-top="0cm" fo:margin-bottom="0.199cm" style:line-height-at-least="0.46cm" fo:text-align="justify" style:justify-single-word="false"/>
    </style:style>
    <style:style style:name="P28" style:family="paragraph" style:parent-style-name="Text_20_body" style:list-style-name="L3">
      <style:paragraph-properties fo:margin-top="0cm" fo:margin-bottom="0.199cm" style:line-height-at-least="0.46cm" fo:text-align="justify" style:justify-single-word="false"/>
    </style:style>
    <style:style style:name="P29" style:family="paragraph" style:parent-style-name="Text_20_body" style:list-style-name="L4">
      <style:paragraph-properties fo:margin-top="0cm" fo:margin-bottom="0.199cm" style:line-height-at-least="0.46cm" fo:text-align="justify" style:justify-single-word="false"/>
    </style:style>
    <style:style style:name="P30" style:family="paragraph" style:parent-style-name="Text_20_body" style:list-style-name="L7">
      <style:paragraph-properties fo:margin-top="0cm" fo:margin-bottom="0.199cm" style:line-height-at-least="0.46cm" fo:text-align="justify" style:justify-single-word="false"/>
    </style:style>
    <style:style style:name="P31" style:family="paragraph" style:parent-style-name="Text_20_body">
      <style:paragraph-properties fo:margin-top="0cm" fo:margin-bottom="0.199cm" style:line-height-at-least="0.46cm" fo:text-align="start" style:justify-single-word="false"/>
    </style:style>
    <style:style style:name="P32" style:family="paragraph" style:parent-style-name="Text_20_body" style:list-style-name="L8">
      <style:paragraph-properties fo:margin-top="0cm" fo:margin-bottom="0.199cm" style:line-height-at-least="0.46cm" fo:text-align="start" style:justify-single-word="false"/>
    </style:style>
    <style:style style:name="P33" style:family="paragraph" style:parent-style-name="Text_20_body" style:list-style-name="L8">
      <style:paragraph-properties fo:margin-top="0cm" fo:margin-bottom="0.199cm" style:line-height-at-least="0.46cm" fo:text-align="start" style:justify-single-word="false"/>
      <style:text-properties style:font-name="Times New Roman"/>
    </style:style>
    <style:style style:name="P34" style:family="paragraph" style:parent-style-name="Text_20_body">
      <style:paragraph-properties fo:margin-top="0cm" fo:margin-bottom="0.199cm" style:line-height-at-least="0.46cm" fo:text-align="justify" style:justify-single-word="false"/>
      <style:text-properties style:font-name="Times New Roman" fo:font-weight="bold" fo:background-color="#dddddd" style:font-weight-asian="bold" style:font-weight-complex="bold"/>
    </style:style>
    <style:style style:name="P35" style:family="paragraph" style:parent-style-name="Text_20_body" style:list-style-name="L8">
      <style:paragraph-properties fo:margin-top="0cm" fo:margin-bottom="0.199cm" style:line-height-at-least="0.46cm" fo:text-align="start" style:justify-single-word="false"/>
      <style:text-properties fo:color="#000000" style:font-name="Times New Roman"/>
    </style:style>
    <style:style style:name="P36" style:family="paragraph" style:parent-style-name="Text_20_body">
      <style:paragraph-properties fo:margin-left="0cm" fo:margin-right="0cm" fo:margin-top="0cm" fo:margin-bottom="0.199cm" style:line-height-at-least="0.46cm" fo:text-align="justify" style:justify-single-word="false" fo:text-indent="0cm" style:auto-text-indent="false"/>
    </style:style>
    <style:style style:name="P37" style:family="paragraph" style:parent-style-name="Text_20_body" style:list-style-name="L2">
      <style:paragraph-properties fo:margin-left="0cm" fo:margin-right="0cm" fo:margin-top="0cm" fo:margin-bottom="0.199cm" style:line-height-at-least="0.46cm" fo:text-align="justify" style:justify-single-word="false" fo:text-indent="0cm" style:auto-text-indent="false"/>
    </style:style>
    <style:style style:name="P38" style:family="paragraph" style:parent-style-name="Text_20_body" style:list-style-name="L5">
      <style:paragraph-properties fo:margin-left="0cm" fo:margin-right="0cm" fo:margin-top="0cm" fo:margin-bottom="0.199cm" style:line-height-at-least="0.46cm" fo:text-align="justify" style:justify-single-word="false" fo:text-indent="0cm" style:auto-text-indent="false"/>
    </style:style>
    <style:style style:name="P39" style:family="paragraph" style:parent-style-name="Text_20_body" style:list-style-name="L8">
      <style:paragraph-properties fo:margin-left="0cm" fo:margin-right="0cm" fo:margin-top="0cm" fo:margin-bottom="0.199cm" style:line-height-at-least="0.46cm" fo:text-align="justify" style:justify-single-word="false" fo:text-indent="0cm" style:auto-text-indent="false"/>
    </style:style>
    <style:style style:name="P40" style:family="paragraph" style:parent-style-name="Text_20_body" style:list-style-name="L6">
      <style:paragraph-properties fo:margin-left="0cm" fo:margin-right="0cm" fo:margin-top="0cm" fo:margin-bottom="0.199cm" style:line-height-at-least="0.46cm" fo:text-align="justify" style:justify-single-word="false" fo:text-indent="0cm" style:auto-text-indent="false" fo:background-color="transparent" fo:padding="0cm" fo:border="none">
        <style:background-image/>
      </style:paragraph-properties>
    </style:style>
    <style:style style:name="P41" style:family="paragraph" style:parent-style-name="Text_20_body" style:list-style-name="L6">
      <style:paragraph-properties fo:margin-left="0cm" fo:margin-right="0cm" fo:margin-top="0cm" fo:margin-bottom="0cm" style:line-height-at-least="0.52cm" fo:text-align="justify" style:justify-single-word="false" fo:text-indent="0cm" style:auto-text-indent="false" fo:background-color="transparent" fo:padding="0cm" fo:border="none">
        <style:background-image/>
      </style:paragraph-properties>
    </style:style>
    <style:style style:name="P42" style:family="paragraph" style:parent-style-name="Text_20_body" style:list-style-name="L6">
      <style:paragraph-properties fo:margin-left="0cm" fo:margin-right="0cm" fo:margin-top="0cm" fo:margin-bottom="0cm" style:line-height-at-least="0.52cm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ize-complex="12pt"/>
    </style:style>
    <style:style style:name="T1" style:family="text">
      <style:text-properties fo:color="#000000" style:font-name="Times New Roman" fo:font-size="12pt"/>
    </style:style>
    <style:style style:name="T2" style:family="text">
      <style:text-properties fo:color="#000000" style:font-name="Times New Roman" fo:font-size="12pt" fo:font-weight="bold" fo:background-color="#ffff00"/>
    </style:style>
    <style:style style:name="T3" style:family="text">
      <style:text-properties fo:color="#000000" style:font-name="Times New Roman" fo:font-size="12pt" fo:font-weight="bold" fo:background-color="#ffff00" style:font-style-asian="normal" style:font-weight-asian="bold" style:font-style-complex="normal" style:font-weight-complex="bold"/>
    </style:style>
    <style:style style:name="T4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Times New Roman" fo:font-size="12pt" style:font-size-asian="12pt" style:font-size-complex="12pt"/>
    </style:style>
    <style:style style:name="T6" style:family="text">
      <style:text-properties fo:color="#000000" style:font-name="Times New Roman" fo:font-size="12pt" fo:font-weight="normal" fo:background-color="#99cc66" style:font-weight-asian="normal" style:font-weight-complex="normal"/>
    </style:style>
    <style:style style:name="T7" style:family="text">
      <style:text-properties fo:color="#000000" style:font-name="Times New Roman" fo:font-size="12pt" style:text-underline-style="solid" style:text-underline-width="auto" style:text-underline-color="font-color" fo:font-weight="bold" fo:background-color="#ffff00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bold" fo:background-color="#ffff00" style:font-size-asian="12pt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bold" fo:background-color="#ffff00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bold" fo:background-color="#ffff00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bold" fo:background-color="#ffff00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bold" fo:background-color="transparent" style:font-size-asian="12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bold" fo:background-color="#ff99ff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bold" fo:background-color="#eeeeee" style:font-size-asian="12pt" style:font-size-complex="12pt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ize-complex="12pt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fo:background-color="#99cc66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fo:background-color="#ff99ff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fo:background-color="#ff99ff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bold" fo:background-color="#ffff00" style:font-size-asian="12pt" style:font-style-asian="normal" style:font-size-complex="12pt" style:font-style-complex="normal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fo:background-color="#ff99ff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fo:background-color="transparent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font-name="Times New Roman" fo:font-size="12pt" fo:letter-spacing="normal" fo:font-style="normal" style:text-underline-style="none" fo:font-weight="bold" fo:background-color="transparent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0000" style:font-name="Times New Roman" fo:font-size="12pt" fo:letter-spacing="normal" fo:font-style="normal" style:text-underline-style="none" fo:font-weight="bold" fo:background-color="transparent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Times New Roman" fo:font-size="12pt" fo:letter-spacing="normal" fo:font-style="italic" fo:font-weight="bold" style:font-size-asian="12pt" style:font-size-complex="12pt"/>
    </style:style>
    <style:style style:name="T38" style:family="text">
      <style:text-properties fo:font-variant="normal" fo:text-transform="none" fo:color="#000000" style:text-line-through-style="none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3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40" style:family="text">
      <style:text-properties fo:font-variant="normal" fo:text-transform="none" fo:color="#212121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12121" style:font-name="Times New Roman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01d1e" style:font-name="Times New Roman" fo:font-size="12pt" fo:letter-spacing="normal" fo:font-style="normal" style:text-underline-style="none" fo:font-weight="bold" fo:background-color="transparent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201d1e" style:font-name="Times New Roman" fo:font-size="12pt" fo:letter-spacing="normal" fo:font-style="normal" style:text-underline-style="none" fo:font-weight="bold" fo:background-color="transparent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01d1e" style:font-name="Times New Roman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201d1e" style:font-name="Times New Roman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201d1e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201d1e" style:font-name="Times New Roman" fo:font-size="12pt" fo:letter-spacing="normal" fo:font-style="italic" fo:font-weight="normal" style:font-size-asian="12pt" style:font-size-complex="12pt"/>
    </style:style>
    <style:style style:name="T48" style:family="text">
      <style:text-properties fo:font-variant="normal" fo:text-transform="none" fo:color="#333333" style:text-line-through-style="none" style:font-name="inherit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49" style:family="text">
      <style:text-properties fo:font-variant="normal" fo:text-transform="none" fo:color="#333333" style:text-line-through-style="none" fo:font-size="12pt" fo:letter-spacing="normal" fo:font-style="normal" style:text-underline-style="none" style:text-blinking="false" style:font-size-asian="12pt" style:font-size-complex="12pt"/>
    </style:style>
    <style:style style:name="T50" style:family="text">
      <style:text-properties fo:font-variant="normal" fo:text-transform="none" style:text-line-through-style="none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51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/>
    </style:style>
    <style:style style:name="T5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10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uverture </text:p>
      <text:p text:style-name="P5"/>
      <text:p text:style-name="P5">Cahier des charges projet fil rouge : création d'un site internet </text:p>
      <text:p text:style-name="P5"/>
      <text:p text:style-name="P5"/>
      <text:p text:style-name="P5">Camille LIDON</text:p>
      <text:p text:style-name="P6"/>
      <text:h text:style-name="P16" text:outline-level="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6" text:outline-level="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6" text:outline-level="3"><text:soft-page-break/>Introduction du projet</text:h>
      <text:h text:style-name="P17" text:outline-level="3">&gt;&gt; Présentation et contexte</text:h>
      <text:h text:style-name="P17" text:outline-level="3">&gt;&gt; Définition de la problématique (Comment...Alors que)</text:h>
      <text:h text:style-name="P20" text:outline-level="7"/>
      <text:h text:style-name="P20" text:outline-level="7"><text:span text:style-name="Strong_20_Emphasis"><text:span text:style-name="T9">Définition des besoins</text:span></text:span></text:h>
      <text:h text:style-name="P22" text:outline-level="9"><text:span text:style-name="Strong_20_Emphasis"><text:span text:style-name="T9">Stratégie de communication : positionnement, objectif, cible</text:span></text:span></text:h>
      <text:h text:style-name="P22" text:outline-level="9"><text:span text:style-name="Strong_20_Emphasis"><text:span text:style-name="T9">Persona : représentation semi-réelle du client idéal</text:span></text:span></text:h>
      <text:h text:style-name="P23" text:outline-level="9">Périmètre fonctionnel et technique</text:h>
      <text:h text:style-name="P22" text:outline-level="9"><text:span text:style-name="Strong_20_Emphasis"><text:span text:style-name="T18">&gt;&gt; Périmètre fonctionnel : </text:span></text:span></text:h>
      <text:h text:style-name="P24" text:outline-level="10"><text:span text:style-name="Strong_20_Emphasis"><text:span text:style-name="T18"><text:s text:c="9"/>- fonctionnalités du site, type de contenu, type de site internet, chemin de fer, </text:span></text:span><text:span text:style-name="Strong_20_Emphasis"><text:span text:style-name="T30">RGPD</text:span></text:span></text:h>
      <text:p text:style-name="P2"><text:span text:style-name="Strong_20_Emphasis"><text:span text:style-name="T18"><text:s text:c="9"/>- Méthode MoSCoW</text:span></text:span></text:p>
      <text:p text:style-name="P2"><text:span text:style-name="Strong_20_Emphasis"><text:span text:style-name="T18">&gt;&gt; Périmètre technique : </text:span></text:span></text:p>
      <text:p text:style-name="P2"><text:span text:style-name="Strong_20_Emphasis"><text:span text:style-name="T37"/></text:span></text:p>
      <text:p text:style-name="P2"><text:span text:style-name="Strong_20_Emphasis"><text:span text:style-name="T10">Partie visuel</text:span></text:span></text:p>
      <text:p text:style-name="P2"><text:span text:style-name="Strong_20_Emphasis"><text:span text:style-name="T20">&gt;&gt; Wireframe</text:span></text:span></text:p>
      <text:p text:style-name="P2"><text:span text:style-name="Strong_20_Emphasis"><text:span text:style-name="T20">&gt;&gt; Mood board (?) / </text:span></text:span><text:span text:style-name="Strong_20_Emphasis"><text:span text:style-name="T26">style tiles</text:span></text:span></text:p>
      <text:p text:style-name="P2"><text:span text:style-name="Strong_20_Emphasis"><text:span text:style-name="T20"/></text:span></text:p>
      <text:p text:style-name="P2"><text:span text:style-name="Strong_20_Emphasis"><text:span text:style-name="T11">Copy strategie</text:span></text:span></text:p>
      <text:p text:style-name="P2"><text:span text:style-name="Strong_20_Emphasis"><text:span text:style-name="T20">&gt;&gt; Promesse, preuve, bénéfice consommateur, ton du message, message.</text:span></text:span></text:p>
      <text:p text:style-name="P2"><text:span text:style-name="Strong_20_Emphasis"><text:span text:style-name="T20"/></text:span></text:p>
      <text:p text:style-name="P2"><text:span text:style-name="Strong_20_Emphasis"><text:span text:style-name="T11">Coût</text:span></text:span></text:p>
      <text:p text:style-name="P2"><text:span text:style-name="Strong_20_Emphasis"><text:span text:style-name="T11">Retro-planning</text:span></text:span></text:p>
      <text:p text:style-name="P2"><text:span text:style-name="Strong_20_Emphasis"><text:span text:style-name="T13"/></text:span></text:p>
      <text:p text:style-name="P2"><text:span text:style-name="Strong_20_Emphasis"><text:span text:style-name="T37"/></text:span>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h text:style-name="P16" text:outline-level="3"><text:soft-page-break/>Introduction du projet</text:h>
      <text:p text:style-name="P10">&gt;&gt; Présentation et contexte</text:p>
      <text:p text:style-name="Text_20_body"><text:span text:style-name="T18">Je m'appelle Camille LIDON en formation à l'AFPA de Rochefort (17) j'ai pour </text:span><text:span text:style-name="T8">mission de créer un site internet </text:span><text:span text:style-name="T18">qui met en avant les </text:span><text:span text:style-name="T8">différentes compétences que j'ai pu acquérir durant ma formation.</text:span></text:p>
      <text:p text:style-name="Text_20_body"><text:span text:style-name="T18">Le site internet aura pour sujet principal </text:span><text:span text:style-name="T8">la course à pied </text:span><text:span text:style-name="T18">avec différentes sous rubriques liées au thème et qui seront définies plus tard dans le cahier des charges.</text:span></text:p>
      <text:p text:style-name="P11"/>
      <text:p text:style-name="P14">&gt;&gt; Définition de la problématique (Comment...Alors que)</text:p>
      <text:p text:style-name="Text_20_body"><text:span text:style-name="T5">Le</text:span><text:span text:style-name="T4"> comment</text:span><text:span text:style-name="T5"> va formuler un objectif à atteindre et le </text:span><text:span text:style-name="T4">alors</text:span><text:span text:style-name="T5"> </text:span><text:span text:style-name="T4">que</text:span><text:span text:style-name="T5"> mettra en évidence une contrainte.</text:span></text:p>
      <text:p text:style-name="Text_20_body"><text:span text:style-name="T5"/></text:p>
      <text:p text:style-name="P15">Comment se démarquer de la concurrence sur le domaine de la course à pied </text:p>
      <text:p text:style-name="P15">alors que mes concurrents ont une forte image et sont plus puissants ? </text:p>
      <text:p text:style-name="P11"/>
      <text:h text:style-name="P21" text:outline-level="7"><text:span text:style-name="Strong_20_Emphasis"><text:span text:style-name="T2">Définition des besoins</text:span></text:span></text:h>
      <text:p text:style-name="P2"><text:span text:style-name="Strong_20_Emphasis"><text:span text:style-name="T14">Le besoin pour ce projet </text:span></text:span><text:span text:style-name="Strong_20_Emphasis"><text:span text:style-name="T21">est de créer un site web qui se démarque de la concurrence et qui soit techniquement viable.</text:span></text:span></text:p>
      <text:p text:style-name="P2"><text:span text:style-name="Strong_20_Emphasis"><text:span text:style-name="T21"/></text:span></text:p>
      <text:h text:style-name="P22" text:outline-level="9"><text:span text:style-name="Strong_20_Emphasis"><text:span text:style-name="T9">Stratégie de communication : positionnement, objectif, cible</text:span></text:span></text:h>
      <text:p text:style-name="P2"><text:span text:style-name="Strong_20_Emphasis"><text:span text:style-name="T9"/></text:span></text:p>
      <text:p text:style-name="P2"><text:span text:style-name="Strong_20_Emphasis"><text:span text:style-name="T23">&gt;&gt; Le positionnement</text:span></text:span></text:p>
      <text:p text:style-name="P2"><text:span text:style-name="Strong_20_Emphasis"><text:span text:style-name="T15">Le positionnement est la façon dont les prospects et clients vont percevoir le site web</text:span></text:span><text:span text:style-name="Strong_20_Emphasis"><text:span text:style-name="T21">. </text:span></text:span></text:p>
      <text:p text:style-name="P2"><text:span text:style-name="Strong_20_Emphasis"><text:span text:style-name="T25">Il devra être</text:span></text:span><text:span text:style-name="Strong_20_Emphasis"><text:span text:style-name="T21">  : </text:span></text:span></text:p>
      <text:list xml:id="list2559502567578284027" text:style-name="L1">
        <text:list-item>
          <text:p text:style-name="P27"><text:span text:style-name="Strong_20_Emphasis"><text:span text:style-name="T21">Attractif </text:span></text:span></text:p>
        </text:list-item>
        <text:list-item>
          <text:p text:style-name="P27"><text:span text:style-name="Strong_20_Emphasis"><text:span text:style-name="T21">Rentable</text:span></text:span></text:p>
        </text:list-item>
        <text:list-item>
          <text:p text:style-name="P27"><text:span text:style-name="Strong_20_Emphasis"><text:span text:style-name="T21">Durable dans le temps</text:span></text:span></text:p>
        </text:list-item>
        <text:list-item>
          <text:p text:style-name="P27"><text:span text:style-name="Strong_20_Emphasis"><text:span text:style-name="T21">Crédible</text:span></text:span></text:p>
        </text:list-item>
        <text:list-item>
          <text:p text:style-name="P27"><text:span text:style-name="Strong_20_Emphasis"><text:span text:style-name="T21">Distinctif</text:span></text:span></text:p>
        </text:list-item>
      </text:list>
      <text:list xml:id="list4658195287365834839" text:style-name="L2">
        <text:list-header>
          <text:p text:style-name="P37"><text:span text:style-name="Strong_20_Emphasis"><text:span text:style-name="T21"/></text:span></text:p>
        </text:list-header>
      </text:list>
      <text:p text:style-name="P2"><text:span text:style-name="Strong_20_Emphasis"><text:span text:style-name="T14">Mon positionnement : un site internet techniquement viable qui propose des services pratiques et utiles pour le visiteur (newsletter, articles …). </text:span></text:span></text:p>
      <text:p text:style-name="P2"><text:span text:style-name="Strong_20_Emphasis"><text:span text:style-name="T15">« sportive mais pas trop » Découvrez mon univers, fait de bonnes habitudes pour être bien dans ses baskets et bien dans sa tête.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/></text:span></text:p>
      <text:p text:style-name="P2"><text:span text:style-name="Strong_20_Emphasis"><text:span text:style-name="T12"/></text:span></text:p>
      <text:p text:style-name="P2"><text:span text:style-name="Strong_20_Emphasis"><text:span text:style-name="T12"/></text:span></text:p>
      <text:list xml:id="list326259222256627461" text:style-name="L8">
        <text:list-header>
          <text:p text:style-name="P39"><text:soft-page-break/><text:span text:style-name="Strong_20_Emphasis"><text:span text:style-name="T9">Liste des « concurrents » </text:span></text:span></text:p>
          <text:p text:style-name="P39"><text:span text:style-name="Strong_20_Emphasis"><text:span text:style-name="T17">Blogs tenus par des femmes / multi thèmes liés (bien-être, repas, voyage...) </text:span></text:span></text:p>
        </text:list-header>
        <text:list-item>
          <text:p text:style-name="P35"><text:span text:style-name="T50">Anne Dubndidu - Par Anne : https://www.annedubndidu.com</text:span></text:p>
        </text:list-item>
        <text:list-item>
          <text:p text:style-name="P35"><text:span text:style-name="T50">Vivre healthy - Par Pauline : https://vivrehealthy.com</text:span></text:p>
        </text:list-item>
        <text:list-item>
          <text:p text:style-name="P35"><text:span text:style-name="T50">Mathildedrg – Par Mathilde : http://mathildedrg.fr</text:span></text:p>
        </text:list-item>
        <text:list-item>
          <text:p text:style-name="P32"><text:span text:style-name="T39">Amélie Tauziede – Par Amélie : </text:span><text:a xlink:type="simple" xlink:href="https://amelietauziede.com/category/sport/running/" text:style-name="Internet_20_link" text:visited-style-name="Visited_20_Internet_20_Link">https://amelietauziede.com/category/sport/running/</text:a></text:p>
        </text:list-item>
        <text:list-item>
          <text:p text:style-name="P32"><text:span text:style-name="T39">Lucile WoodWard - Par Lucile Woodward : </text:span><text:a xlink:type="simple" xlink:href="https://lucilewoodward.com/" text:style-name="Internet_20_link" text:visited-style-name="Visited_20_Internet_20_Link">https://lucilewoodward.com</text:a></text:p>
        </text:list-item>
        <text:list-item>
          <text:p text:style-name="P32"><text:span text:style-name="T39">Bonjour Darling – Par Anne-Laure : https://www.bonjourdarling.com/lifestyle/sport/</text:span></text:p>
        </text:list-item>
      </text:list>
      <text:p text:style-name="P31"><text:span text:style-name="T48"/></text:p>
      <text:p text:style-name="P34"><text:span text:style-name="T49">Autres Blogs </text:span></text:p>
      <text:list xml:id="list2130011465" text:continue-numbering="true" text:style-name="L8">
        <text:list-item>
          <text:p text:style-name="P33"><text:a xlink:type="simple" xlink:href="https://www.running-addict.fr/" text:style-name="Internet_20_link" text:visited-style-name="Visited_20_Internet_20_Link">https://www.running-addict.fr</text:a><text:span text:style-name="T38"> « Blog de passionnés de l'entrainement course à pied »</text:span></text:p>
        </text:list-item>
        <text:list-item>
          <text:p text:style-name="P32"><text:a xlink:type="simple" xlink:href="https://geekandrun.com/" text:style-name="Internet_20_link" text:visited-style-name="Visited_20_Internet_20_Link">https://geekandrun.com</text:a><text:span text:style-name="T39"> « blog running d'un runner amateur un peu geek sur les bords »</text:span></text:p>
        </text:list-item>
      </text:list>
      <text:p text:style-name="P2"><text:span text:style-name="Strong_20_Emphasis"><text:span text:style-name="T9"/></text:span></text:p>
      <text:p text:style-name="P2"><text:span text:style-name="Strong_20_Emphasis"><text:span text:style-name="T23">&gt;&gt; Objectif</text:span></text:span></text:p>
      <text:p text:style-name="P2"><text:span text:style-name="Strong_20_Emphasis"><text:span text:style-name="T15">Objectifs cognitifs</text:span></text:span><text:span text:style-name="Strong_20_Emphasis"><text:span text:style-name="T21"> : informer sur les tendances de la course à pied, l'équipement, conseils/motivation, montres connectées...</text:span></text:span></text:p>
      <text:p text:style-name="P2"><text:span text:style-name="Strong_20_Emphasis"><text:span text:style-name="T15">Objectifs</text:span></text:span><text:span text:style-name="Strong_20_Emphasis"><text:span text:style-name="T21"> </text:span></text:span><text:span text:style-name="Strong_20_Emphasis"><text:span text:style-name="T15">affectifs</text:span></text:span><text:span text:style-name="Strong_20_Emphasis"><text:span text:style-name="T21"> : faire aimer mes valeurs, fidéliser l'internaute... </text:span></text:span></text:p>
      <text:p text:style-name="P2"><text:span text:style-name="Strong_20_Emphasis"><text:span text:style-name="T15">Objectifs conatifs</text:span></text:span><text:span text:style-name="Strong_20_Emphasis"><text:span text:style-name="T21"> : déclencher le bouche à oreille, faire visiter le site... </text:span></text:span></text:p>
      <text:p text:style-name="P2"><text:span text:style-name="Strong_20_Emphasis"><text:span text:style-name="T21"/></text:span></text:p>
      <text:p text:style-name="P2"><text:span text:style-name="Strong_20_Emphasis"><text:span text:style-name="T23">&gt;&gt; Cible</text:span></text:span></text:p>
      <text:p text:style-name="P2"><text:span text:style-name="Strong_20_Emphasis"><text:span text:style-name="T28">Pour remettre dans le contexte</text:span></text:span><text:span text:style-name="Strong_20_Emphasis"><text:span text:style-name="T24"> : </text:span></text:span></text:p>
      <text:p text:style-name="P12">«  Les ventes sur Internet de chaussures et produits textiles pour la course à pied ont augmenté de 34 % en 2020, pour représenter une part de marché de 29 % (en valeur), soit un bond de 9 points par rapport au niveau de 2019.</text:p>
      <text:h text:style-name="P18" text:outline-level="3">Toujours plus de pratiquants</text:h>
      <text:p text:style-name="P4">L'Observatoire du running, qui réunit la plateforme communautaire Running Heroes et Union Sport &amp; Cycle, estime à <text:span text:style-name="T52">1,4 million environ la hausse du nombre de pratiquants l'an dernier par rapport à 2019</text:span>, <text:span text:style-name="T52">avec un total de 12,7 millions parmi les 18-75 ans</text:span>. En l'espace d'une année, la part des coureurs et coureuses dans cette population de Français s'est accrue de trois points, à 27 %.</text:p>
      <text:p text:style-name="P2"><text:span text:style-name="Strong_20_Emphasis"><text:span text:style-name="T21"><text:line-break/></text:span></text:span><text:span text:style-name="Strong_20_Emphasis"><text:span text:style-name="T15">La dernière enquête annuelle de l'Observatoire du running confirme sa féminisation</text:span></text:span><text:span text:style-name="Strong_20_Emphasis"><text:span text:style-name="T21">, les femmes représentant </text:span></text:span><text:span text:style-name="Strong_20_Emphasis"><text:span text:style-name="T15">60 % des « néo-runners »</text:span></text:span><text:span text:style-name="Strong_20_Emphasis"><text:span text:style-name="T21">. Il s'agit là d'un point clé pour les équipementiers et distributeurs, ce phénomène ayant alimenté depuis plusieurs années le développement de l'offre textile. </text:span></text:span><text:span text:style-name="Strong_20_Emphasis"><text:span text:style-name="T15">Autre caractéristique forte des nouveaux pratiquants : ils sont plutôt jeunes, avec 39 % de moins de 35 ans. » <text:tab/><text:tab/><text:tab/><text:tab/><text:tab/><text:tab/></text:span></text:span></text:p>
      <text:p text:style-name="P2"><text:span text:style-name="Strong_20_Emphasis"><text:span text:style-name="T15"><text:tab/><text:tab/><text:tab/><text:tab/><text:tab/><text:tab/><text:tab/><text:tab/><text:tab/></text:span></text:span><text:span text:style-name="Strong_20_Emphasis"><text:span text:style-name="T41">Source :</text:span></text:span><text:span text:style-name="Strong_20_Emphasis"><text:span text:style-name="T40"> </text:span></text:span><text:a xlink:type="simple" xlink:href="https://bit.ly/35xB0vH" text:style-name="Internet_20_link" text:visited-style-name="Visited_20_Internet_20_Link"><text:span text:style-name="Strong_20_Emphasis">https://bit.ly/35xB0vH</text:span></text:a></text:p>
      <text:p text:style-name="P2"><text:span text:style-name="Strong_20_Emphasis"><text:span text:style-name="T28"/></text:span></text:p>
      <text:p text:style-name="P2"><text:span text:style-name="Strong_20_Emphasis"><text:span text:style-name="T28"/></text:span></text:p>
      <text:p text:style-name="P2"><text:soft-page-break/><text:span text:style-name="Strong_20_Emphasis"><text:span text:style-name="T28">Pour rappel</text:span></text:span><text:span text:style-name="Strong_20_Emphasis"><text:span text:style-name="T16"> : </text:span></text:span></text:p>
      <text:p text:style-name="P2"><text:span text:style-name="Strong_20_Emphasis"><text:span text:style-name="T15">Les cibles principales : </text:span></text:span><text:span text:style-name="Strong_20_Emphasis"><text:span text:style-name="T21">les cibles que l'annonceur souhaite toucher dans sa campagne.</text:span></text:span></text:p>
      <text:p text:style-name="P2"><text:span text:style-name="Strong_20_Emphasis"><text:span text:style-name="T15">Le cœur de cible : </text:span></text:span><text:span text:style-name="Strong_20_Emphasis"><text:span text:style-name="T21">est le groupe d'individus sur lequel les efforts de communication se concentrent.</text:span></text:span></text:p>
      <text:p text:style-name="P2"><text:span text:style-name="Strong_20_Emphasis"><text:span text:style-name="T15">Les cibles secondaires : </text:span></text:span><text:span text:style-name="Strong_20_Emphasis"><text:span text:style-name="T21">cibles indirectes (exemples : relais d'opinion, prescripteurs, distributeurs, journalistes...)</text:span></text:span></text:p>
      <text:p text:style-name="P2"><text:span text:style-name="Strong_20_Emphasis"><text:span text:style-name="T15"/></text:span></text:p>
      <text:p text:style-name="P2"><text:span text:style-name="Strong_20_Emphasis"><text:span text:style-name="T28">Pour résumer et selon la situation actuelle les cibles sont</text:span></text:span><text:span text:style-name="Strong_20_Emphasis"><text:span text:style-name="T24"> : </text:span></text:span></text:p>
      <text:list xml:id="list8781943714245158206" text:style-name="L3">
        <text:list-item>
          <text:p text:style-name="P28"><text:span text:style-name="Strong_20_Emphasis"><text:span text:style-name="T15">Cible principal : </text:span></text:span><text:span text:style-name="Strong_20_Emphasis"><text:span text:style-name="T21">les français pratiquant la course à pied.</text:span></text:span></text:p>
        </text:list-item>
        <text:list-item>
          <text:p text:style-name="P28"><text:span text:style-name="Strong_20_Emphasis"><text:span text:style-name="T15">Cœur de cible : </text:span></text:span><text:span text:style-name="Strong_20_Emphasis"><text:span text:style-name="T21">les femmes entre 18 et 40 ans pratiquant la course à pied.</text:span></text:span></text:p>
        </text:list-item>
        <text:list-item>
          <text:p text:style-name="P28"><text:span text:style-name="Strong_20_Emphasis"><text:span text:style-name="T15">Cible secondaire : </text:span></text:span><text:span text:style-name="Strong_20_Emphasis"><text:span text:style-name="T21">les prescripteurs, relais d'opinion, journalistes.</text:span></text:span></text:p>
          <text:p text:style-name="P28"><text:span text:style-name="Strong_20_Emphasis"><text:span text:style-name="T40"/></text:span></text:p>
        </text:list-item>
      </text:list>
      <text:h text:style-name="P22" text:outline-level="9"><text:span text:style-name="Strong_20_Emphasis"><text:span text:style-name="T9">Persona : représentation semi-réelle du visiteur idéal</text:span></text:span></text:h>
      <text:p text:style-name="P2"><text:span text:style-name="Strong_20_Emphasis"><text:span text:style-name="T14">Persona : f</text:span></text:span><text:span text:style-name="Strong_20_Emphasis"><text:span text:style-name="T21">emme entre 18 et 40 ans : active, pratiquant la course à pied avec un mode de vie sain (mais pas trop).</text:span></text:span></text:p>
      <text:p text:style-name="P9"/>
      <text:h text:style-name="P23" text:outline-level="9">Périmètre fonctionnel et technique</text:h>
      <text:h text:style-name="P22" text:outline-level="9"><text:span text:style-name="Strong_20_Emphasis"><text:span text:style-name="T23">&gt;&gt; Périmètre fonctionnel : </text:span></text:span></text:h>
      <text:h text:style-name="P24" text:outline-level="10"><text:span text:style-name="Strong_20_Emphasis"><text:span text:style-name="T31"><text:s text:c="9"/>- </text:span></text:span><text:span text:style-name="Strong_20_Emphasis"><text:span text:style-name="T28">fonctionnalités du site, type de contenu, type de site internet, chemin de fer</text:span></text:span></text:h>
      <text:p text:style-name="P2"><text:span text:style-name="Strong_20_Emphasis"><text:span text:style-name="T25">&gt;&gt; Fonctionnalités principales du site internet</text:span></text:span></text:p>
      <text:list xml:id="list2359839697681925791" text:style-name="L4">
        <text:list-item>
          <text:p text:style-name="P29"><text:span text:style-name="Strong_20_Emphasis"><text:span text:style-name="T35">logo : </text:span></text:span><text:span text:style-name="Strong_20_Emphasis"><text:span text:style-name="T32">un logo qui représente le positionnement et les valeurs du site internet.</text:span></text:span></text:p>
        </text:list-item>
        <text:list-item>
          <text:p text:style-name="P29"><text:span text:style-name="Strong_20_Emphasis"><text:span text:style-name="T35">menu de navigation (exemple : accueil, à propos, contact …) :</text:span></text:span><text:span text:style-name="Strong_20_Emphasis"><text:span text:style-name="T32"> l</text:span></text:span><text:span text:style-name="Strong_20_Emphasis"><text:span text:style-name="T32">a navigation est importante car c’est grâce à elle que les internautes accèdent aux pages les plus importantes du site web. Elle doit donc être </text:span></text:span><text:span text:style-name="Strong_20_Emphasis"><text:span text:style-name="T25">visible et bien structurée</text:span></text:span><text:span text:style-name="Strong_20_Emphasis"><text:span text:style-name="T32">. Les </text:span></text:span><text:span text:style-name="Strong_20_Emphasis"><text:span text:style-name="T25">différents niveaux</text:span></text:span><text:span text:style-name="Strong_20_Emphasis"><text:span text:style-name="T32"> de navigation doivent être </text:span></text:span><text:span text:style-name="Strong_20_Emphasis"><text:span text:style-name="T25">clairs et cohérents</text:span></text:span><text:span text:style-name="Strong_20_Emphasis"><text:span text:style-name="T32">.</text:span></text:span></text:p>
        </text:list-item>
        <text:list-item>
          <text:p text:style-name="P29"><text:span text:style-name="Strong_20_Emphasis"><text:span text:style-name="T35">barre de recherche</text:span></text:span><text:span text:style-name="Strong_20_Emphasis"><text:span text:style-name="T32"> : </text:span></text:span><text:span text:style-name="Strong_20_Emphasis"><text:span text:style-name="T32">la barre de recherche aide les visiteurs à trouver le contenu qui les intéresse rapidement. Elle est essentielle pour les sites qui ont plusieurs articles de blog.</text:span></text:span></text:p>
        </text:list-item>
        <text:list-item>
          <text:p text:style-name="P29"><text:span text:style-name="Strong_20_Emphasis"><text:span text:style-name="T35">carrousel : </text:span></text:span><text:span text:style-name="Strong_20_Emphasis"><text:span text:style-name="T32">côté visuel mis en avant et faire un focus sur des sujets précis.</text:span></text:span></text:p>
        </text:list-item>
        <text:list-item>
          <text:p text:style-name="P29"><text:span text:style-name="Strong_20_Emphasis"><text:span text:style-name="T35">derniers articles qui seront mis en avant sur la page d'accueil.</text:span></text:span></text:p>
        </text:list-item>
        <text:list-item>
          <text:h text:style-name="P19" text:outline-level="3"><text:span text:style-name="Strong_20_Emphasis"><text:span text:style-name="T36">un texte facile à lire et un visuel épuré : </text:span></text:span><text:span text:style-name="Strong_20_Emphasis"><text:span text:style-name="T32">des </text:span></text:span><text:span text:style-name="Strong_20_Emphasis"><text:span text:style-name="T33"><text:s/>textes qui soient lisibles pour une bonne expérience utilisateur.</text:span></text:span></text:h>
        </text:list-item>
        <text:list-item>
          <text:p text:style-name="P29"><text:span text:style-name="Strong_20_Emphasis"><text:span text:style-name="T35">liens vers les réseaux sociaux.</text:span></text:span></text:p>
        </text:list-item>
        <text:list-item>
          <text:p text:style-name="P29"><text:span text:style-name="Strong_20_Emphasis"><text:span text:style-name="T35">Newsletter</text:span></text:span></text:p>
        </text:list-item>
        <text:list-item>
          <text:p text:style-name="P29"><text:span text:style-name="Strong_20_Emphasis"><text:span text:style-name="T35">mentions légales.</text:span></text:span></text:p>
        </text:list-item>
        <text:list-item>
          <text:p text:style-name="P29"><text:span text:style-name="Strong_20_Emphasis"><text:span text:style-name="T35">RGPD. </text:span></text:span></text:p>
        </text:list-item>
        <text:list-item>
          <text:p text:style-name="P29"><text:span text:style-name="Strong_20_Emphasis"><text:span text:style-name="T43">Page 404</text:span></text:span></text:p>
        </text:list-item>
        <text:list-item>
          <text:p text:style-name="P29"><text:span text:style-name="Strong_20_Emphasis"><text:span text:style-name="T42">Call to action pour rendre la visite plus fluide : </text:span></text:span><text:span text:style-name="Strong_20_Emphasis"><text:span text:style-name="T44">l</text:span></text:span><text:span text:style-name="T45">es appels à l’action ou </text:span><text:span text:style-name="Emphasis"><text:span text:style-name="T47">Call to Action</text:span></text:span><text:span text:style-name="T45"> (CTA) en anglais, amènent les internautes à poser une action désirable sur une page web. En général, ils sont représentés par des boutons sur lesquels on peut lire <text:s/>« Lire Plus » </text:span></text:p>
        </text:list-item>
      </text:list>
      <text:p text:style-name="P26"><text:soft-page-break/><text:span text:style-name="Strong_20_Emphasis"><text:span text:style-name="T28"/></text:span></text:p>
      <text:list xml:id="list6581797172838702079" text:style-name="L5">
        <text:list-item>
          <text:list>
            <text:list-item>
              <text:list>
                <text:list-item>
                  <text:list>
                    <text:list-header>
                      <text:p text:style-name="P38"><text:span text:style-name="Strong_20_Emphasis"><text:span text:style-name="T28">Méthode MoSCoW</text:span></text:span></text:p>
                    </text:list-header>
                    <text:list-item>
                      <text:p text:style-name="P38"><text:span text:style-name="Strong_20_Emphasis"><text:span text:style-name="T28">Liste non-exaustive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Strong_20_Emphasis"><text:span text:style-name="T27">Les lettres majuscules de l’acronyme MoSCoW correspondent à quatre catégories :</text:span></text:span></text:p>
      <text:list xml:id="list394052518276825256" text:style-name="L6">
        <text:list-item>
          <text:p text:style-name="P41"><text:span text:style-name="Strong_20_Emphasis"><text:span text:style-name="T14">M pour Must have</text:span></text:span><text:span text:style-name="T22"> (vital) : ces tâches sont indispensables au succès du projet. Elles doivent donc être réalisées en priorité</text:span></text:p>
          <text:p text:style-name="P42"/>
          <text:list>
            <text:list-item>
              <text:p text:style-name="P40"><text:span text:style-name="Strong_20_Emphasis"><text:span text:style-name="T20">Mood board <text:s/>/ </text:span></text:span><text:span text:style-name="Strong_20_Emphasis"><text:span text:style-name="T34">style tiles</text:span></text:span></text:p>
            </text:list-item>
            <text:list-item>
              <text:p text:style-name="P42">Terminer le cahier des charges</text:p>
            </text:list-item>
            <text:list-item>
              <text:p text:style-name="P41"><text:span text:style-name="Strong_20_Emphasis"><text:span text:style-name="T34">Création du retro-planning</text:span></text:span></text:p>
            </text:list-item>
          </text:list>
          <text:p text:style-name="P42"/>
        </text:list-item>
        <text:list-item>
          <text:p text:style-name="P41"><text:span text:style-name="Strong_20_Emphasis"><text:span text:style-name="T14">S pour Should have </text:span></text:span><text:span text:style-name="Strong_20_Emphasis"><text:span text:style-name="T22">(essentiel)</text:span></text:span><text:span text:style-name="Strong_20_Emphasis"><text:span text:style-name="T14"> </text:span></text:span><text:span text:style-name="Strong_20_Emphasis"><text:span text:style-name="T22">: cette catégorie regroupe les tâches importantes à réaliser dès que les tâches “Must have” sont terminées. </text:span></text:span></text:p>
          <text:p text:style-name="P41"><text:span text:style-name="Strong_20_Emphasis"><text:span text:style-name="T22"/></text:span></text:p>
          <text:list>
            <text:list-item>
              <text:p text:style-name="P41"><text:span text:style-name="Strong_20_Emphasis"><text:span text:style-name="T22">Création des fichiers html, css et javascript</text:span></text:span></text:p>
            </text:list-item>
            <text:list-item>
              <text:p text:style-name="P41"><text:span text:style-name="Strong_20_Emphasis"><text:span text:style-name="T22">Intégration d'une newsletter avec récupération des données (email, nom, prénom, date de naissance).</text:span></text:span></text:p>
            </text:list-item>
            <text:list-item>
              <text:p text:style-name="P41"><text:span text:style-name="Strong_20_Emphasis"><text:span text:style-name="T22">Création d'une page 404</text:span></text:span></text:p>
            </text:list-item>
          </text:list>
          <text:p text:style-name="P41"><text:span text:style-name="Strong_20_Emphasis"><text:span text:style-name="T22"/></text:span></text:p>
        </text:list-item>
        <text:list-item>
          <text:p text:style-name="P41"><text:span text:style-name="Strong_20_Emphasis"><text:span text:style-name="T14">C pour Could have </text:span></text:span><text:span text:style-name="Strong_20_Emphasis"><text:span text:style-name="T22">(confort)</text:span></text:span><text:span text:style-name="Strong_20_Emphasis"><text:span text:style-name="T14"> </text:span></text:span><text:span text:style-name="Strong_20_Emphasis"><text:span text:style-name="T22">: il s’agit de tâches de confort qui seront accomplies dans la mesure du possible, s’il reste du temps une fois que les tâches des deux premières catégories sont terminées. </text:span></text:span></text:p>
          <text:p text:style-name="P41"><text:span text:style-name="Strong_20_Emphasis"><text:span text:style-name="T22"/></text:span></text:p>
        </text:list-item>
        <text:list-item>
          <text:p text:style-name="P41"><text:span text:style-name="Strong_20_Emphasis"><text:span text:style-name="T14">W pour Won’t have but would like in the future </text:span></text:span><text:span text:style-name="Strong_20_Emphasis"><text:span text:style-name="T22">(luxe)</text:span></text:span><text:span text:style-name="Strong_20_Emphasis"><text:span text:style-name="T14"> </text:span></text:span><text:span text:style-name="Strong_20_Emphasis"><text:span text:style-name="T22">: ce sont des tâches secondaires que l’on aimerait réaliser un jour, mais auxquelles on renonce pour le moment, par manque de budget et/ou manque de temps.</text:span></text:span></text:p>
        </text:list-item>
      </text:list>
      <text:p text:style-name="P2"><text:span text:style-name="Strong_20_Emphasis"><text:span text:style-name="T24"/></text:span></text:p>
      <text:p text:style-name="P1"><text:span text:style-name="Strong_20_Emphasis"><text:span text:style-name="T6">&gt;&gt; Périmètre technique : </text:span></text:span></text:p>
      <text:p text:style-name="P1"><text:span text:style-name="Strong_20_Emphasis"><text:span text:style-name="T7">A DEFINIR</text:span></text:span><text:span text:style-name="Strong_20_Emphasis"><text:span text:style-name="T2"> </text:span></text:span></text:p>
      <text:p text:style-name="P9"/>
      <text:p text:style-name="P2"><text:span text:style-name="Strong_20_Emphasis"><text:span text:style-name="T10">Partie visuel</text:span></text:span></text:p>
      <text:p text:style-name="P2"><text:span text:style-name="Strong_20_Emphasis"><text:span text:style-name="T20">&gt;&gt; Wireframe (voir annexe) <text:s/>/ style tiles</text:span></text:span></text:p>
      <text:p text:style-name="P2"><text:span text:style-name="Strong_20_Emphasis"><text:span text:style-name="T20"/></text:span></text:p>
      <text:p text:style-name="P2"><text:span text:style-name="Strong_20_Emphasis"><text:span text:style-name="T11">Copy strategie</text:span></text:span></text:p>
      <text:list xml:id="list6191534662217167197" text:style-name="L7">
        <text:list-item>
          <text:p text:style-name="P30"><text:span text:style-name="Strong_20_Emphasis"><text:span text:style-name="T13">promesse :</text:span></text:span><text:span text:style-name="Strong_20_Emphasis"><text:span text:style-name="T20"> les avantages du site internet sont multiples : il regroupera toutes les informations nécessaires sur la pratique de la course à pied avec des outils qui seront développés avec HTML/CSS et Javascript.</text:span></text:span></text:p>
        </text:list-item>
        <text:list-item>
          <text:p text:style-name="P30"><text:span text:style-name="Strong_20_Emphasis"><text:span text:style-name="T13">Preuve : </text:span></text:span><text:span text:style-name="Strong_20_Emphasis"><text:span text:style-name="T20">articles qui seront en ligne sur le site internet.</text:span></text:span></text:p>
        </text:list-item>
        <text:list-item>
          <text:p text:style-name="P30"><text:span text:style-name="Strong_20_Emphasis"><text:span text:style-name="T13">bénéfice consommateur : </text:span></text:span><text:span text:style-name="Strong_20_Emphasis"><text:span text:style-name="T20">une information claire.</text:span></text:span></text:p>
        </text:list-item>
        <text:list-item>
          <text:p text:style-name="P30"><text:span text:style-name="Strong_20_Emphasis"><text:span text:style-name="T13">ton du message : </text:span></text:span><text:span text:style-name="Strong_20_Emphasis"><text:span text:style-name="T20">un ton plutôt accueillant sans être trop familier.</text:span></text:span></text:p>
        </text:list-item>
      </text:list>
      <text:p text:style-name="P2"><text:span text:style-name="Strong_20_Emphasis"><text:span text:style-name="T20"/></text:span></text:p>
      <text:p text:style-name="P2"><text:span text:style-name="Strong_20_Emphasis"><text:span text:style-name="T11">Coût</text:span></text:span></text:p>
      <text:p text:style-name="P2"><text:soft-page-break/><text:span text:style-name="Strong_20_Emphasis"><text:span text:style-name="T20">Aucun car c'est un projet fil rouge personnel</text:span></text:span></text:p>
      <text:p text:style-name="P2"><text:span text:style-name="Strong_20_Emphasis"><text:span text:style-name="T20"/></text:span></text:p>
      <text:p text:style-name="P1"><text:span text:style-name="Strong_20_Emphasis"><text:span text:style-name="T3">Retro-planning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><text:span text:style-name="T52">Sources</text:span> : </text:p>
      <text:p text:style-name="P9"><text:a xlink:type="simple" xlink:href="http://laboxcom.fr/wp-content/uploads/2017/04/Com-002.pdf" text:style-name="Internet_20_link" text:visited-style-name="Visited_20_Internet_20_Link"><text:span text:style-name="T1">http://laboxcom.fr/wp-content/uploads/2017/04/Com-002.pdf</text:span></text:a></text:p>
      <text:p text:style-name="Text_20_body"><text:a xlink:type="simple" xlink:href="https://www.lesechos.fr/industrie-services/services-conseils/running-le-marche-a-conserve-son-allure-malgre-le-covid-1312130" text:style-name="Internet_20_link" text:visited-style-name="Visited_20_Internet_20_Link"><text:span text:style-name="T19">https://www.lesechos.fr/industrie-services/services-conseils/running-le-marche-a-conserve-son-allure-malgre-le-covid-1312130</text:span></text:a></text:p>
      <text:p text:style-name="P5"/>
      <text:p text:style-name="P5"/>
      <text:p text:style-name="P5">Wireframe : <text:a xlink:type="simple" xlink:href="https://whimsical.com/projet-fil-rouge-GuMJngzJ6LSq2GrAE3q6nT" text:style-name="Internet_20_link" text:visited-style-name="Visited_20_Internet_20_Link">https://whimsical.com/projet-fil-rouge-GuMJngzJ6LSq2GrAE3q6nT</text:a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Fira Sans" svg:font-family="'Fira Sans', sans-serif"/>
    <style:font-face style:name="Open Sans" svg:font-family="'Open Sans'"/>
    <style:font-face style:name="OpenSymbol" svg:font-family="OpenSymbol"/>
    <style:font-face style:name="base" svg:font-family="base, Arial, Helvetica, sans-serif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Lucida Sans" style:font-size-complex="10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Page 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26T20:14:16</meta:creation-date>
    <dc:date>2022-01-31T19:54:29</dc:date>
    <meta:editing-duration>PT10H20M48S</meta:editing-duration>
    <meta:editing-cycles>48</meta:editing-cycles>
    <meta:generator>OpenOffice/4.1.11$Unix OpenOffice.org_project/4111m1$Build-9808</meta:generator>
    <meta:document-statistic meta:table-count="0" meta:image-count="0" meta:object-count="0" meta:page-count="7" meta:paragraph-count="120" meta:word-count="1304" meta:character-count="8166"/>
  </office:meta>
</office:document-meta>
</file>